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1pt" fo:language="es" fo:country="MX" style:font-size-asian="11pt" style:font-size-complex="11pt"/>
    </style:style>
    <style:style style:name="P2" style:family="paragraph" style:parent-style-name="Standard">
      <style:text-properties style:font-name="Abyssinica SIL" fo:font-size="11pt" fo:language="es" fo:country="MX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byssinica SIL" fo:font-size="14pt" fo:language="es" fo:country="MX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text-properties style:font-name="Abyssinica SIL" fo:font-size="11pt" fo:language="es" fo:country="MX" style:font-size-asian="11pt" style:font-size-complex="11pt"/>
    </style:style>
    <style:style style:name="P5" style:family="paragraph" style:parent-style-name="Standard" style:list-style-name="L2">
      <style:text-properties style:font-name="Abyssinica SIL" fo:font-size="11pt" fo:language="es" fo:country="MX" style:font-size-asian="11pt" style:font-size-complex="11pt"/>
    </style:style>
    <style:style style:name="P6" style:family="paragraph" style:parent-style-name="Standard" style:list-style-name="L3">
      <style:text-properties style:font-name="Abyssinica SIL" fo:font-size="11pt" fo:language="es" fo:country="MX" style:font-size-asian="11pt" style:font-size-complex="11pt"/>
    </style:style>
    <style:style style:name="P7" style:family="paragraph" style:parent-style-name="Standard" style:list-style-name="L4">
      <style:text-properties style:font-name="Abyssinica SIL" fo:font-size="11pt" fo:language="es" fo:country="MX" style:font-size-asian="11pt" style:font-size-complex="11pt"/>
    </style:style>
    <style:style style:name="P8" style:family="paragraph" style:parent-style-name="Standard" style:list-style-name="L5">
      <style:text-properties style:font-name="Abyssinica SIL" fo:font-size="11pt" fo:language="es" fo:country="MX" style:font-size-asian="11pt" style:font-size-complex="11pt"/>
    </style:style>
    <style:style style:name="P9" style:family="paragraph" style:parent-style-name="Standard" style:list-style-name="L6">
      <style:text-properties style:font-name="Abyssinica SIL" fo:font-size="11pt" fo:language="es" fo:country="MX" style:font-size-asian="11pt" style:font-size-complex="11pt"/>
    </style:style>
    <style:style style:name="P10" style:family="paragraph" style:parent-style-name="Standard" style:list-style-name="L7">
      <style:text-properties style:font-name="Abyssinica SIL" fo:font-size="11pt" fo:language="es" fo:country="MX" style:font-size-asian="11pt" style:font-size-complex="11pt"/>
    </style:style>
    <style:style style:name="P11" style:family="paragraph" style:parent-style-name="Standard">
      <style:text-properties style:font-name="Abyssinica SIL" fo:font-size="11pt" fo:language="es" fo:country="MX" fo:font-style="normal" fo:font-weight="normal" style:font-size-asian="11pt" style:font-size-complex="11pt"/>
    </style:style>
    <style:style style:name="P12" style:family="paragraph" style:parent-style-name="Standard" style:list-style-name="L2">
      <style:text-properties style:font-name="Abyssinica SIL" fo:font-size="11pt" fo:language="es" fo:country="MX" fo:font-style="normal" fo:font-weight="normal" style:font-size-asian="11pt" style:font-size-complex="11pt"/>
    </style:style>
    <style:style style:name="P13" style:family="paragraph" style:parent-style-name="Standard" style:list-style-name="L4">
      <style:text-properties style:font-name="Abyssinica SIL" fo:font-size="11pt" fo:language="es" fo:country="MX" fo:font-style="normal" fo:font-weight="normal" style:font-size-asian="11pt" style:font-size-complex="11pt"/>
    </style:style>
    <style:style style:name="P14" style:family="paragraph" style:parent-style-name="Standard" style:list-style-name="L5">
      <style:text-properties style:font-name="Abyssinica SIL" fo:font-size="11pt" fo:language="es" fo:country="MX" fo:font-style="normal" fo:font-weight="normal" style:font-size-asian="11pt" style:font-size-complex="11pt"/>
    </style:style>
    <style:style style:name="P15" style:family="paragraph" style:parent-style-name="Standard" style:list-style-name="L6">
      <style:text-properties style:font-name="Abyssinica SIL" fo:font-size="11pt" fo:language="es" fo:country="MX" fo:font-style="normal" fo:font-weight="normal" style:font-size-asian="11pt" style:font-size-complex="11pt"/>
    </style:style>
    <style:style style:name="P16" style:family="paragraph" style:parent-style-name="Standard" style:list-style-name="L7">
      <style:text-properties style:font-name="Abyssinica SIL" fo:font-size="11pt" fo:language="es" fo:country="MX" fo:font-style="normal" fo:font-weight="normal" style:font-size-asian="11pt" style:font-size-complex="11pt"/>
    </style:style>
    <style:style style:name="P17" style:family="paragraph" style:parent-style-name="Standard">
      <style:text-properties style:font-name="Abyssinica SIL" fo:font-size="11pt" fo:language="es" fo:country="MX" fo:font-style="normal" fo:font-weight="bold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Abyssinica SIL" fo:font-size="11pt" fo:language="es" fo:country="MX" fo:font-style="normal" style:font-size-asian="11pt" style:font-size-complex="11pt"/>
    </style:style>
    <style:style style:name="P19" style:family="paragraph" style:parent-style-name="Standard" style:list-style-name="L3">
      <style:text-properties fo:font-variant="normal" fo:text-transform="none" fo:color="#222222" style:font-name="Abyssinica SIL" fo:font-size="11pt" fo:letter-spacing="normal" fo:language="es" fo:country="MX" fo:font-style="normal" fo:font-weight="normal" style:font-size-asian="11pt" style:font-size-complex="11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fo:background-color="#ffffcc"/>
    </style:style>
    <style:style style:name="T3" style:family="text">
      <style:text-properties fo:font-variant="normal" fo:text-transform="none" fo:color="#222222" fo:letter-spacing="normal" fo:font-style="normal" fo:font-weight="normal"/>
    </style:style>
    <style:style style:name="T4" style:family="text">
      <style:text-properties style:font-name="Abyssinica SIL" fo:font-size="11pt" fo:language="es" fo:country="MX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nkok</text:p>
      <text:p text:style-name="P1"/>
      <text:p text:style-name="P1">Servicio de Timbrado</text:p>
      <text:p text:style-name="P1"/>
      <text:p text:style-name="Standard"><text:span text:style-name="T4">URL: </text:span><text:a xlink:type="simple" xlink:href="http://demo-facturacion.finkok.com/servicios/soap/stamp.wsdl">http://demo-facturacion.finkok.com/servicios/soap/stamp.wsdl</text:a></text:p>
      <text:p text:style-name="P1"/>
      <text:p text:style-name="P1">Métodos:</text:p>
      <text:list xml:id="list1055746461" text:style-name="L1">
        <text:list-item>
          <text:p text:style-name="P4">stamp</text:p>
        </text:list-item>
        <text:list-item>
          <text:p text:style-name="P4">stamped</text:p>
        </text:list-item>
        <text:list-item>
          <text:p text:style-name="P4">query_pending</text:p>
        </text:list-item>
      </text:list>
      <text:p text:style-name="P1"/>
      <text:p text:style-name="P2">stamp</text:p>
      <text:p text:style-name="P1"/>
      <text:p text:style-name="P1">Este método es el encargado de añadir el nodo TimbreFiscalDigital o lo que comúnmente se conoce como timbrar un xml.</text:p>
      <text:p text:style-name="P1"/>
      <text:p text:style-name="P1">Parámetros:</text:p>
      <text:list xml:id="list1261398741" text:style-name="L2">
        <text:list-item>
          <text:p text:style-name="P5"><text:span text:style-name="T1">xml: El xml de la factura</text:span></text:p>
        </text:list-item>
        <text:list-item>
          <text:p text:style-name="P12">username: El username (proporcionado por FINKOK) </text:p>
        </text:list-item>
        <text:list-item>
          <text:p text:style-name="P5"><text:span text:style-name="T1">password: La contraseña (proporcionado por FINKOK)</text:span></text:p>
        </text:list-item>
      </text:list>
      <text:p text:style-name="P11"/>
      <text:p text:style-name="P11">Respuesta</text:p>
      <text:p text:style-name="P11"/>
      <text:list xml:id="list1390308210" text:style-name="L3">
        <text:list-item>
          <text:p text:style-name="P6"><text:span text:style-name="T3">Incidencias: En caso de incidencias es un arreglo con las incidencias que se hayan presentado, </text:span><text:span text:style-name="T3">cada incidencia contiene:</text:span></text:p>
          <text:list>
            <text:list-item>
              <text:p text:style-name="P19">MensajeIncidencia</text:p>
            </text:list-item>
            <text:list-item>
              <text:p text:style-name="P19">NoCertificadoPac</text:p>
            </text:list-item>
            <text:list-item>
              <text:p text:style-name="P19">CodigoError</text:p>
            </text:list-item>
            <text:list-item>
              <text:p text:style-name="P19">RfcEmisor</text:p>
            </text:list-item>
            <text:list-item>
              <text:p text:style-name="P19">IdIncidencia</text:p>
            </text:list-item>
            <text:list-item>
              <text:p text:style-name="P19">WorkProcessId</text:p>
            </text:list-item>
            <text:list-item>
              <text:p text:style-name="P19">FechaRegistro</text:p>
            </text:list-item>
          </text:list>
        </text:list-item>
        <text:list-item>
          <text:p text:style-name="P19">CodEstatus: El código de la respuesta del SAT</text:p>
        </text:list-item>
      </text:list>
      <text:list xml:id="list920625437" text:style-name="L4">
        <text:list-item>
          <text:p text:style-name="P7"><text:span text:style-name="T3">F</text:span><text:span text:style-name="T3">echa: Fecha</text:span></text:p>
        </text:list-item>
        <text:list-item>
          <text:p text:style-name="P13">NoCertificadoSAT: Numero del certificado de SAT</text:p>
        </text:list-item>
        <text:list-item>
          <text:p text:style-name="P13">UUID: el uuid asignado a la factura</text:p>
        </text:list-item>
        <text:list-item>
          <text:p text:style-name="P13">xml: El xml ya timbrado</text:p>
        </text:list-item>
        <text:list-item>
          <text:p text:style-name="P13">SatSeal: El sello del SAT</text:p>
        </text:list-item>
        <text:list-item>
          <text:p text:style-name="P13">faultcode: en caso de error, el código error retornado por el SAT</text:p>
        </text:list-item>
        <text:list-item>
          <text:p text:style-name="P7"><text:span text:style-name="T1">faultstring: en caso de error, el error retornado por el SA</text:span><text:span text:style-name="T1">T</text:span></text:p>
        </text:list-item>
      </text:list>
      <text:p text:style-name="P11"/>
      <text:p text:style-name="P17">stamped</text:p>
      <text:p text:style-name="P11"/>
      <text:p text:style-name="P1"><text:span text:style-name="T1">Este </text:span><text:span text:style-name="T1">método</text:span><text:span text:style-name="T1"> se usa cuando al enviar un xml a timbrar al metodo de stamp nos responde con el “Timbre ya existente” lo que significa que la factura ya fue timbrada, y aun asi hay necesidad de saber su xml, uuid, etc. </text:span></text:p>
      <text:p text:style-name="P1"><text:span text:style-name="T1">Parámetros</text:span><text:span text:style-name="T1">;</text:span></text:p>
      <text:p text:style-name="P11"/>
      <text:list xml:id="list400034059" text:continue-list="list1261398741" text:style-name="L2">
        <text:list-item>
          <text:p text:style-name="P12">xml: El xml de la factura</text:p>
        </text:list-item>
        <text:list-item>
          <text:p text:style-name="P12">username: El username (proporcionado por FINKOK) </text:p>
        </text:list-item>
        <text:list-item>
          <text:p text:style-name="P5"><text:soft-page-break/><text:span text:style-name="T1">password: La </text:span><text:span text:style-name="T1">contraseña</text:span><text:span text:style-name="T1"> (proporcionado por FINKOK)</text:span></text:p>
        </text:list-item>
      </text:list>
      <text:p text:style-name="P11"/>
      <text:p text:style-name="P11">Respuesta</text:p>
      <text:p text:style-name="P11"/>
      <text:list xml:id="list269819999" text:continue-list="list1390308210" text:style-name="L3">
        <text:list-item>
          <text:p text:style-name="P19">CodEstatus: El código de la respuesta del SAT</text:p>
        </text:list-item>
      </text:list>
      <text:list xml:id="list546002868" text:style-name="L5">
        <text:list-item>
          <text:p text:style-name="P8"><text:span text:style-name="T3">F</text:span><text:span text:style-name="T3">echa: Fecha</text:span></text:p>
        </text:list-item>
        <text:list-item>
          <text:p text:style-name="P14">NoCertificadoSAT: Numero del certificado de SAT</text:p>
        </text:list-item>
        <text:list-item>
          <text:p text:style-name="P14">UUID: el uuid asignado a la factura</text:p>
        </text:list-item>
        <text:list-item>
          <text:p text:style-name="P14">xml: El xml ya timbrado</text:p>
        </text:list-item>
        <text:list-item>
          <text:p text:style-name="P14">SatSeal: El sello del SAT</text:p>
        </text:list-item>
      </text:list>
      <text:p text:style-name="P11"/>
      <text:p text:style-name="P11"/>
      <text:p text:style-name="P11"/>
      <text:p text:style-name="P17">query_pending</text:p>
      <text:p text:style-name="P18"/>
      <text:p text:style-name="P1"><text:span text:style-name="T1">Este </text:span><text:span text:style-name="T1">método</text:span><text:span text:style-name="T1"> se usa </text:span><text:span text:style-name="T2">para </text:span><text:span text:style-name="T1">consultar el estatus de una factura que se quedo pendiente de timbrar debido a una falla en el Sistema de SAT.</text:span></text:p>
      <text:p text:style-name="P11"/>
      <text:p text:style-name="P11">Parámetros</text:p>
      <text:p text:style-name="P11"/>
      <text:list xml:id="list1098752645" text:style-name="L6">
        <text:list-item>
          <text:p text:style-name="P9">username: El username (proporcionado por FINKOK)</text:p>
        </text:list-item>
        <text:list-item>
          <text:p text:style-name="P9"><text:span text:style-name="T1">password: La </text:span><text:span text:style-name="T1">contraseña</text:span><text:span text:style-name="T1"> (proporcionado por FINKOK)</text:span></text:p>
        </text:list-item>
        <text:list-item>
          <text:p text:style-name="P15">uuid: El uuid a consultar</text:p>
        </text:list-item>
      </text:list>
      <text:p text:style-name="P11"/>
      <text:p text:style-name="P1">Respuesta</text:p>
      <text:list xml:id="list1021410117" text:style-name="L7">
        <text:list-item>
          <text:p text:style-name="P10">uid: El uuid de la factura</text:p>
        </text:list-item>
        <text:list-item>
          <text:p text:style-name="P16">date: fecha</text:p>
        </text:list-item>
        <text:list-item>
          <text:p text:style-name="P16">status: estatus del timbrado</text:p>
        </text:list-item>
        <text:list-item>
          <text:p text:style-name="P10"><text:span text:style-name="T1">xml: el acuse de </text:span><text:span text:style-name="T1">recepción</text:span></text:p>
        </text:list-item>
        <text:list-item>
          <text:p text:style-name="P16">error: en caso de error, el error de porque no se ha podido completar el timbrado</text:p>
        </text:list-item>
        <text:list-item>
          <text:p text:style-name="P16">attempts: el numero de intentos</text:p>
        </text:list-item>
        <text:list-item>
          <text:p text:style-name="P16">next_attempt: la fecha del próximo intento</text:p>
        </text:list-item>
        <text:list-item>
          <text:p text:style-name="P16">uuid_status: el status del uuid a consultar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fredo Herrejon</meta:initial-creator>
    <meta:creation-date>2013-06-14T10:05:39</meta:creation-date>
    <dc:date>2013-07-01T15:01:00</dc:date>
    <meta:editing-duration>PT1H48M25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2" meta:paragraph-count="58" meta:word-count="367" meta:character-count="2084" meta:non-whitespace-character-count="1814"/>
  </office:meta>
</office:document-meta>
</file>